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99cm" fo:min-width="8.22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197cm" fo:min-width="7.95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197cm" fo:min-width="5.685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08cm" svg:stroke-color="#808080" draw:stroke-linejoin="round" svg:stroke-linecap="square" draw:fill="none" fo:padding-top="0.004cm" fo:padding-bottom="0.004cm" fo:padding-left="0.004cm" fo:padding-right="0.00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197cm" fo:min-width="8.15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99cm" fo:min-width="0.62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99cm" fo:min-width="1.25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99cm" fo:min-width="1.2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159cm" svg:stroke-color="#077b8a" draw:marker-start-width="0.385cm" draw:marker-end-width="0.385cm" draw:stroke-linejoin="round" svg:stroke-linecap="square" draw:fill="none" fo:padding-top="0.078cm" fo:padding-bottom="0.078cm" fo:padding-left="0.078cm" fo:padding-right="0.078cm"/>
    </style:style>
    <style:style style:name="gr12" style:family="graphic" style:parent-style-name="standard">
      <style:graphic-properties draw:stroke="solid" svg:stroke-width="0.159cm" svg:stroke-color="#5c3c92" draw:marker-start-width="0.385cm" draw:marker-end-width="0.385cm" draw:stroke-linejoin="round" svg:stroke-linecap="square" draw:fill="none" fo:padding-top="0.078cm" fo:padding-bottom="0.078cm" fo:padding-left="0.078cm" fo:padding-right="0.078cm"/>
    </style:style>
    <style:style style:name="gr13" style:family="graphic" style:parent-style-name="standard">
      <style:graphic-properties draw:stroke="solid" svg:stroke-width="0.035cm" svg:stroke-color="#000000" svg:stroke-opacity="0%" draw:stroke-linejoin="round" svg:stroke-linecap="butt" draw:fill="none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159cm" svg:stroke-color="#b91655" draw:marker-start-width="0.385cm" draw:marker-end-width="0.385cm" draw:stroke-linejoin="round" svg:stroke-linecap="square" draw:fill="none" fo:padding-top="0.078cm" fo:padding-bottom="0.078cm" fo:padding-left="0.078cm" fo:padding-right="0.078cm"/>
    </style:style>
    <style:style style:name="gr15" style:family="graphic" style:parent-style-name="standard">
      <style:graphic-properties draw:stroke="solid" svg:stroke-width="0.159cm" svg:stroke-color="#3b4d62" draw:marker-start-width="0.385cm" draw:marker-end-width="0.385cm" draw:stroke-linejoin="round" svg:stroke-linecap="square" draw:fill="none" fo:padding-top="0.078cm" fo:padding-bottom="0.078cm" fo:padding-left="0.078cm" fo:padding-right="0.078cm"/>
    </style:style>
    <style:style style:name="gr16" style:family="graphic" style:parent-style-name="standard">
      <style:graphic-properties draw:stroke="solid" svg:stroke-width="0.159cm" svg:stroke-color="#2ca02c" draw:marker-start-width="0.385cm" draw:marker-end-width="0.385cm" draw:stroke-linejoin="miter" svg:stroke-linecap="butt" draw:fill="solid" draw:fill-color="#2ca02c" fo:padding-top="0.078cm" fo:padding-bottom="0.078cm" fo:padding-left="0.078cm" fo:padding-right="0.078cm"/>
    </style:style>
    <style:style style:name="gr1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146cm" fo:min-width="4.046cm" fo:padding-top="0cm" fo:padding-bottom="0cm" fo:padding-left="0cm" fo:padding-right="0cm"/>
    </style:style>
    <style:style style:name="gr19" style:family="graphic" style:parent-style-name="standard">
      <style:graphic-properties svg:stroke-color="#077b8a" draw:fill-color="#077b8a" draw:textarea-horizontal-align="justify" draw:textarea-vertical-align="middle" draw:auto-grow-height="false" fo:min-height="0.54cm" fo:min-width="0.54cm"/>
    </style:style>
    <style:style style:name="gr20" style:family="graphic" style:parent-style-name="standard">
      <style:graphic-properties svg:stroke-color="#5c3c92" draw:fill-color="#5c3c92" draw:textarea-horizontal-align="justify" draw:textarea-vertical-align="middle" draw:auto-grow-height="false" fo:min-height="0.54cm" fo:min-width="0.54cm"/>
    </style:style>
    <style:style style:name="gr21" style:family="graphic" style:parent-style-name="standard">
      <style:graphic-properties svg:stroke-color="#b91655" draw:fill-color="#b91655" draw:textarea-horizontal-align="justify" draw:textarea-vertical-align="middle" draw:auto-grow-height="false" fo:min-height="0.54cm" fo:min-width="0.54cm"/>
    </style:style>
    <style:style style:name="gr22" style:family="graphic" style:parent-style-name="standard">
      <style:graphic-properties svg:stroke-color="#3b4d62" draw:fill-color="#3b4d62" draw:textarea-horizontal-align="justify" draw:textarea-vertical-align="middle" draw:auto-grow-height="false" fo:min-height="0.54cm" fo:min-width="0.54cm"/>
    </style:style>
    <style:style style:name="P1" style:family="paragraph">
      <loext:graphic-properties draw:fill="solid" draw:fill-color="#000000"/>
      <style:text-properties fo:font-size="30pt"/>
    </style:style>
    <style:style style:name="P2" style:family="paragraph">
      <loext:graphic-properties draw:fill="none"/>
      <style:text-properties fo:font-size="30pt"/>
    </style:style>
    <style:style style:name="P3" style:family="paragraph">
      <style:paragraph-properties fo:text-align="center" style:writing-mode="lr-tb"/>
      <style:text-properties fo:font-size="30pt"/>
    </style:style>
    <style:style style:name="P4" style:family="paragraph">
      <loext:graphic-properties draw:fill="none"/>
      <style:paragraph-properties fo:text-align="center" style:writing-mode="lr-tb"/>
      <style:text-properties fo:font-size="30pt" style:font-size-asian="10pt" style:font-size-complex="10pt"/>
    </style:style>
    <style:style style:name="P5" style:family="paragraph">
      <style:paragraph-properties fo:text-align="start" style:writing-mode="lr-tb"/>
      <style:text-properties fo:font-size="30pt"/>
    </style:style>
    <style:style style:name="P6" style:family="paragraph">
      <loext:graphic-properties draw:fill="none"/>
      <style:paragraph-properties fo:text-align="start" style:writing-mode="lr-tb"/>
      <style:text-properties fo:font-size="3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2ca02c"/>
    </style:style>
    <style:style style:name="P9" style:family="paragraph">
      <style:paragraph-properties fo:text-align="start" style:writing-mode="lr-tb"/>
      <style:text-properties fo:font-size="30pt" style:font-size-asian="30pt" style:font-size-complex="30pt"/>
    </style:style>
    <style:style style:name="P10" style:family="paragraph">
      <loext:graphic-properties draw:fill="none"/>
      <style:paragraph-properties fo:text-align="start" style:writing-mode="lr-tb"/>
      <style:text-properties fo:font-size="30pt" style:font-size-asian="30pt" style:font-size-complex="30pt"/>
    </style:style>
    <style:style style:name="P11" style:family="paragraph">
      <loext:graphic-properties draw:fill-color="#077b8a"/>
      <style:paragraph-properties fo:text-align="center"/>
    </style:style>
    <style:style style:name="P12" style:family="paragraph">
      <loext:graphic-properties draw:fill-color="#5c3c92"/>
      <style:paragraph-properties fo:text-align="center"/>
    </style:style>
    <style:style style:name="P13" style:family="paragraph">
      <loext:graphic-properties draw:fill-color="#b91655"/>
      <style:paragraph-properties fo:text-align="center"/>
    </style:style>
    <style:style style:name="P14" style:family="paragraph">
      <loext:graphic-properties draw:fill-color="#3b4d62"/>
      <style:paragraph-properties fo:text-align="center"/>
    </style:style>
    <style:style style:name="T1" style:family="text">
      <style:text-properties fo:color="#000000" style:font-name="DejaVuSans" style:font-size-asian="10pt" style:font-name-complex="DejaVuSans" style:font-size-complex="10pt"/>
    </style:style>
    <style:style style:name="T2" style:family="text">
      <style:text-properties fo:color="#000000" style:font-name="DejaVuSans" fo:font-size="30pt" style:font-size-asian="30pt" style:font-name-complex="DejaVuSans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cm" svg:height="0.136cm" svg:x="8.913cm" svg:y="22.09cm" svg:viewBox="0 0 0 137" draw:points="0,0 0,137">
          <text:p/>
        </draw:polygon>
        <draw:line draw:style-name="gr2" draw:text-style-name="P2" draw:layer="layout" svg:x1="8.913cm" svg:y1="22.09cm" svg:x2="8.913cm" svg:y2="22.227cm">
          <text:p/>
        </draw:line>
        <draw:polygon draw:style-name="gr1" draw:text-style-name="P1" draw:layer="layout" svg:width="0cm" svg:height="0.136cm" svg:x="19.501cm" svg:y="22.09cm" svg:viewBox="0 0 0 137" draw:points="0,0 0,137">
          <text:p/>
        </draw:polygon>
        <draw:line draw:style-name="gr2" draw:text-style-name="P2" draw:layer="layout" svg:x1="19.501cm" svg:y1="22.09cm" svg:x2="19.501cm" svg:y2="22.227cm">
          <text:p/>
        </draw:line>
        <draw:frame draw:style-name="gr3" draw:text-style-name="P4" draw:layer="layout" svg:width="8.829cm" svg:height="1.233cm" svg:x="4.751cm" svg:y="22.509cm">
          <draw:text-box>
            <text:p text:style-name="P3"><text:span text:style-name="T1">AR with obstacle</text:span></text:p>
          </draw:text-box>
        </draw:frame>
        <draw:polygon draw:style-name="gr1" draw:text-style-name="P1" draw:layer="layout" svg:width="0cm" svg:height="0.136cm" svg:x="30.09cm" svg:y="22.09cm" svg:viewBox="0 0 0 137" draw:points="0,0 0,137">
          <text:p/>
        </draw:polygon>
        <draw:line draw:style-name="gr2" draw:text-style-name="P2" draw:layer="layout" svg:x1="30.09cm" svg:y1="22.09cm" svg:x2="30.09cm" svg:y2="22.227cm">
          <text:p/>
        </draw:line>
        <draw:frame draw:style-name="gr4" draw:text-style-name="P6" draw:layer="layout" svg:width="8.532cm" svg:height="2.465cm" svg:x="15.369cm" svg:y="22.509cm">
          <draw:text-box>
            <text:p text:style-name="P5"><text:span text:style-name="T1">AR with haptics </text:span></text:p>
            <text:p text:style-name="P3"><text:span text:style-name="T1">and obstacle</text:span></text:p>
          </draw:text-box>
        </draw:frame>
        <draw:polygon draw:style-name="gr1" draw:text-style-name="P1" draw:layer="layout" svg:width="0cm" svg:height="0.136cm" svg:x="40.68cm" svg:y="22.09cm" svg:viewBox="0 0 0 137" draw:points="0,0 0,137">
          <text:p/>
        </draw:polygon>
        <draw:line draw:style-name="gr2" draw:text-style-name="P2" draw:layer="layout" svg:x1="40.68cm" svg:y1="22.09cm" svg:x2="40.68cm" svg:y2="22.227cm">
          <text:p/>
        </draw:line>
        <draw:frame draw:style-name="gr5" draw:text-style-name="P6" draw:layer="layout" svg:width="6.102cm" svg:height="2.465cm" svg:x="27.085cm" svg:y="22.433cm">
          <draw:text-box>
            <text:p text:style-name="P5"><text:span text:style-name="T1">AR without </text:span></text:p>
            <text:p text:style-name="P3"><text:span text:style-name="T1">obstacle</text:span></text:p>
          </draw:text-box>
        </draw:frame>
        <draw:line draw:style-name="gr6" draw:text-style-name="P7" draw:layer="layout" svg:x1="3.619cm" svg:y1="20.295cm" svg:x2="45.974cm" svg:y2="20.295cm">
          <text:p/>
        </draw:line>
        <draw:polygon draw:style-name="gr1" draw:text-style-name="P1" draw:layer="layout" svg:width="0.143cm" svg:height="0cm" svg:x="3.071cm" svg:y="19.9cm" svg:viewBox="0 0 144 0" draw:points="144,0 0,0">
          <text:p/>
        </draw:polygon>
        <draw:frame draw:style-name="gr7" draw:text-style-name="P6" draw:layer="layout" svg:width="8.765cm" svg:height="2.465cm" svg:x="36.545cm" svg:y="22.368cm">
          <draw:text-box>
            <text:p text:style-name="P5"><text:span text:style-name="T1">AR with haptics </text:span></text:p>
            <text:p text:style-name="P3"><text:span text:style-name="T1">without obstacle</text:span></text:p>
          </draw:text-box>
        </draw:frame>
        <draw:line draw:style-name="gr6" draw:text-style-name="P7" draw:layer="layout" svg:x1="3.619cm" svg:y1="16.705cm" svg:x2="45.974cm" svg:y2="16.705cm">
          <text:p/>
        </draw:line>
        <draw:polygon draw:style-name="gr1" draw:text-style-name="P1" draw:layer="layout" svg:width="0.143cm" svg:height="0cm" svg:x="3.071cm" svg:y="16.31cm" svg:viewBox="0 0 144 0" draw:points="144,0 0,0">
          <text:p/>
        </draw:polygon>
        <draw:frame draw:style-name="gr8" draw:text-style-name="P6" draw:layer="layout" svg:width="0.675cm" svg:height="1.233cm" svg:x="2.797cm" svg:y="19.822cm">
          <draw:text-box>
            <text:p text:style-name="P5"><text:span text:style-name="T1">4</text:span></text:p>
          </draw:text-box>
        </draw:frame>
        <draw:line draw:style-name="gr6" draw:text-style-name="P7" draw:layer="layout" svg:x1="3.619cm" svg:y1="13.115cm" svg:x2="45.974cm" svg:y2="13.115cm">
          <text:p/>
        </draw:line>
        <draw:polygon draw:style-name="gr1" draw:text-style-name="P1" draw:layer="layout" svg:width="0.143cm" svg:height="0cm" svg:x="3.071cm" svg:y="12.72cm" svg:viewBox="0 0 144 0" draw:points="144,0 0,0">
          <text:p/>
        </draw:polygon>
        <draw:frame draw:style-name="gr8" draw:text-style-name="P6" draw:layer="layout" svg:width="0.675cm" svg:height="1.233cm" svg:x="2.797cm" svg:y="16.145cm">
          <draw:text-box>
            <text:p text:style-name="P5"><text:span text:style-name="T1">6</text:span></text:p>
          </draw:text-box>
        </draw:frame>
        <draw:line draw:style-name="gr6" draw:text-style-name="P7" draw:layer="layout" svg:x1="3.619cm" svg:y1="9.525cm" svg:x2="45.974cm" svg:y2="9.525cm">
          <text:p/>
        </draw:line>
        <draw:polygon draw:style-name="gr1" draw:text-style-name="P1" draw:layer="layout" svg:width="0.143cm" svg:height="0cm" svg:x="3.071cm" svg:y="9.13cm" svg:viewBox="0 0 144 0" draw:points="144,0 0,0">
          <text:p/>
        </draw:polygon>
        <draw:frame draw:style-name="gr8" draw:text-style-name="P6" draw:layer="layout" svg:width="0.675cm" svg:height="1.233cm" svg:x="2.797cm" svg:y="12.61cm">
          <draw:text-box>
            <text:p text:style-name="P5"><text:span text:style-name="T1">8</text:span></text:p>
          </draw:text-box>
        </draw:frame>
        <draw:line draw:style-name="gr6" draw:text-style-name="P7" draw:layer="layout" svg:x1="3.619cm" svg:y1="5.937cm" svg:x2="45.974cm" svg:y2="5.937cm">
          <text:p/>
        </draw:line>
        <draw:polygon draw:style-name="gr1" draw:text-style-name="P1" draw:layer="layout" svg:width="0.143cm" svg:height="0cm" svg:x="3.071cm" svg:y="5.541cm" svg:viewBox="0 0 144 0" draw:points="144,0 0,0">
          <text:p/>
        </draw:polygon>
        <draw:frame draw:style-name="gr9" draw:text-style-name="P6" draw:layer="layout" svg:width="1.348cm" svg:height="1.233cm" svg:x="2.32cm" svg:y="8.965cm">
          <draw:text-box>
            <text:p text:style-name="P5"><text:span text:style-name="T1">10</text:span></text:p>
          </draw:text-box>
        </draw:frame>
        <draw:line draw:style-name="gr6" draw:text-style-name="P7" draw:layer="layout" svg:x1="3.619cm" svg:y1="2.347cm" svg:x2="45.974cm" svg:y2="2.347cm">
          <text:p/>
        </draw:line>
        <draw:polygon draw:style-name="gr1" draw:text-style-name="P1" draw:layer="layout" svg:width="0.143cm" svg:height="0cm" svg:x="3.071cm" svg:y="1.951cm" svg:viewBox="0 0 144 0" draw:points="144,0 0,0">
          <text:p/>
        </draw:polygon>
        <draw:frame draw:style-name="gr10" draw:text-style-name="P6" draw:layer="layout" svg:width="1.348cm" svg:height="1.233cm" svg:x="2.244cm" svg:y="5.398cm">
          <draw:text-box>
            <text:p text:style-name="P5"><text:span text:style-name="T1">12</text:span></text:p>
          </draw:text-box>
        </draw:frame>
        <draw:frame draw:style-name="gr10" draw:text-style-name="P6" draw:layer="layout" svg:width="1.348cm" svg:height="1.233cm" svg:x="2.255cm" svg:y="1.831cm">
          <draw:text-box>
            <text:p text:style-name="P5"><text:span text:style-name="T1">14</text:span></text:p>
          </draw:text-box>
        </draw:frame>
        <draw:polygon draw:style-name="gr11" draw:text-style-name="P7" draw:layer="layout" svg:width="4.236cm" svg:height="6.193cm" svg:x="6.795cm" svg:y="12.318cm" svg:viewBox="0 0 4237 6194" draw:points="0,6194 4237,6194 4237,0 0,0">
          <text:p/>
        </draw:polygon>
        <draw:line draw:style-name="gr11" draw:text-style-name="P7" draw:layer="layout" svg:x1="8.913cm" svg:y1="18.512cm" svg:x2="8.913cm" svg:y2="19.774cm">
          <text:p/>
        </draw:line>
        <draw:line draw:style-name="gr11" draw:text-style-name="P7" draw:layer="layout" svg:x1="8.913cm" svg:y1="12.318cm" svg:x2="8.913cm" svg:y2="3.657cm">
          <text:p/>
        </draw:line>
        <draw:line draw:style-name="gr11" draw:text-style-name="P7" draw:layer="layout" svg:x1="7.854cm" svg:y1="19.773cm" svg:x2="9.972cm" svg:y2="19.773cm">
          <text:p/>
        </draw:line>
        <draw:line draw:style-name="gr11" draw:text-style-name="P7" draw:layer="layout" svg:x1="7.854cm" svg:y1="3.657cm" svg:x2="9.972cm" svg:y2="3.657cm">
          <text:p/>
        </draw:line>
        <draw:polygon draw:style-name="gr12" draw:text-style-name="P7" draw:layer="layout" svg:width="4.235cm" svg:height="5.316cm" svg:x="17.385cm" svg:y="13.756cm" svg:viewBox="0 0 4236 5317" draw:points="0,5317 4236,5317 4236,0 0,0">
          <text:p/>
        </draw:polygon>
        <draw:line draw:style-name="gr12" draw:text-style-name="P7" draw:layer="layout" svg:x1="19.501cm" svg:y1="19.072cm" svg:x2="19.501cm" svg:y2="20.626cm">
          <text:p/>
        </draw:line>
        <draw:line draw:style-name="gr12" draw:text-style-name="P7" draw:layer="layout" svg:x1="19.501cm" svg:y1="13.755cm" svg:x2="19.501cm" svg:y2="12.849cm">
          <text:p/>
        </draw:line>
        <draw:line draw:style-name="gr12" draw:text-style-name="P7" draw:layer="layout" svg:x1="18.442cm" svg:y1="20.626cm" svg:x2="20.56cm" svg:y2="20.626cm">
          <text:p/>
        </draw:line>
        <draw:line draw:style-name="gr12" draw:text-style-name="P7" draw:layer="layout" svg:x1="18.442cm" svg:y1="12.849cm" svg:x2="20.56cm" svg:y2="12.849cm">
          <text:p/>
        </draw:line>
        <draw:path draw:style-name="gr13" draw:text-style-name="P7" draw:layer="layout" svg:width="0.211cm" svg:height="0.212cm" svg:x="19.456cm" svg:y="-4.18cm" svg:viewBox="0 0 212 213" svg:d="M106 213c28 0 55-11 75-31s31-47 31-75-11-56-31-76-47-31-75-31-56 11-75 31c-20 20-31 48-31 76s11 55 31 75c19 20 47 31 75 31z">
          <text:p/>
        </draw:path>
        <draw:polygon draw:style-name="gr14" draw:text-style-name="P7" draw:layer="layout" svg:width="4.235cm" svg:height="3.767cm" svg:x="27.973cm" svg:y="14.979cm" svg:viewBox="0 0 4236 3768" draw:points="0,3768 4236,3768 4236,0 0,0">
          <text:p/>
        </draw:polygon>
        <draw:line draw:style-name="gr14" draw:text-style-name="P7" draw:layer="layout" svg:x1="30.09cm" svg:y1="18.746cm" svg:x2="30.09cm" svg:y2="20.02cm">
          <text:p/>
        </draw:line>
        <draw:line draw:style-name="gr14" draw:text-style-name="P7" draw:layer="layout" svg:x1="30.09cm" svg:y1="14.979cm" svg:x2="30.09cm" svg:y2="11.505cm">
          <text:p/>
        </draw:line>
        <draw:line draw:style-name="gr14" draw:text-style-name="P7" draw:layer="layout" svg:x1="29.032cm" svg:y1="20.02cm" svg:x2="31.149cm" svg:y2="20.02cm">
          <text:p/>
        </draw:line>
        <draw:line draw:style-name="gr14" draw:text-style-name="P7" draw:layer="layout" svg:x1="29.032cm" svg:y1="11.505cm" svg:x2="31.149cm" svg:y2="11.505cm">
          <text:p/>
        </draw:line>
        <draw:polygon draw:style-name="gr15" draw:text-style-name="P7" draw:layer="layout" svg:width="4.235cm" svg:height="5.966cm" svg:x="38.562cm" svg:y="12.792cm" svg:viewBox="0 0 4236 5967" draw:points="0,5967 4236,5967 4236,0 0,0">
          <text:p/>
        </draw:polygon>
        <draw:line draw:style-name="gr15" draw:text-style-name="P7" draw:layer="layout" svg:x1="40.68cm" svg:y1="18.759cm" svg:x2="40.68cm" svg:y2="21.14cm">
          <text:p/>
        </draw:line>
        <draw:line draw:style-name="gr15" draw:text-style-name="P7" draw:layer="layout" svg:x1="40.68cm" svg:y1="12.793cm" svg:x2="40.68cm" svg:y2="7.516cm">
          <text:p/>
        </draw:line>
        <draw:line draw:style-name="gr15" draw:text-style-name="P7" draw:layer="layout" svg:x1="39.621cm" svg:y1="21.139cm" svg:x2="41.738cm" svg:y2="21.139cm">
          <text:p/>
        </draw:line>
        <draw:line draw:style-name="gr15" draw:text-style-name="P7" draw:layer="layout" svg:x1="39.621cm" svg:y1="7.516cm" svg:x2="41.738cm" svg:y2="7.516cm">
          <text:p/>
        </draw:line>
        <draw:path draw:style-name="gr13" draw:text-style-name="P7" draw:layer="layout" svg:width="0.245cm" svg:height="0.236cm" svg:x="40.557cm" svg:y="-1.524cm" svg:viewBox="0 0 246 237" svg:d="M123 237c33 0 64-12 86-34 24-23 37-53 37-84s-13-61-37-83c-22-22-53-36-86-36-34 0-64 14-87 36s-36 52-36 83 13 61 36 84c23 22 53 34 87 34z">
          <text:p/>
        </draw:path>
        <draw:line draw:style-name="gr11" draw:text-style-name="P7" draw:layer="layout" svg:x1="6.795cm" svg:y1="17.28cm" svg:x2="11.031cm" svg:y2="17.28cm">
          <text:p/>
        </draw:line>
        <draw:polygon draw:style-name="gr16" draw:text-style-name="P8" draw:layer="layout" svg:width="0.246cm" svg:height="0.236cm" svg:x="8.79cm" svg:y="14.979cm" svg:viewBox="0 0 247 237" draw:points="123,0 0,237 247,237">
          <text:p/>
        </draw:polygon>
        <draw:line draw:style-name="gr12" draw:text-style-name="P7" draw:layer="layout" svg:x1="17.385cm" svg:y1="16.166cm" svg:x2="21.62cm" svg:y2="16.166cm">
          <text:p/>
        </draw:line>
        <draw:polygon draw:style-name="gr16" draw:text-style-name="P8" draw:layer="layout" svg:width="0.245cm" svg:height="0.236cm" svg:x="19.379cm" svg:y="14.341cm" svg:viewBox="0 0 246 237" draw:points="123,0 0,237 246,237">
          <text:p/>
        </draw:polygon>
        <draw:line draw:style-name="gr14" draw:text-style-name="P7" draw:layer="layout" svg:x1="27.973cm" svg:y1="17.906cm" svg:x2="32.208cm" svg:y2="17.906cm">
          <text:p/>
        </draw:line>
        <draw:polygon draw:style-name="gr16" draw:text-style-name="P8" draw:layer="layout" svg:width="0.245cm" svg:height="0.236cm" svg:x="29.968cm" svg:y="16.703cm" svg:viewBox="0 0 246 237" draw:points="123,0 0,237 246,237">
          <text:p/>
        </draw:polygon>
        <draw:line draw:style-name="gr15" draw:text-style-name="P7" draw:layer="layout" svg:x1="38.562cm" svg:y1="16.155cm" svg:x2="42.797cm" svg:y2="16.155cm">
          <text:p/>
        </draw:line>
        <draw:polygon draw:style-name="gr16" draw:text-style-name="P8" draw:layer="layout" svg:width="0.245cm" svg:height="0.236cm" svg:x="40.557cm" svg:y="14.143cm" svg:viewBox="0 0 246 237" draw:points="123,0 0,237 246,237">
          <text:p/>
        </draw:polygon>
        <draw:line draw:style-name="gr17" draw:text-style-name="P2" draw:layer="layout" svg:x1="3.619cm" svg:y1="22.09cm" svg:x2="45.974cm" svg:y2="22.09cm">
          <text:p/>
        </draw:line>
        <draw:frame draw:style-name="gr18" draw:text-style-name="P10" draw:layer="layout" svg:width="4.549cm" svg:height="1.233cm" draw:transform="rotate (1.5707963267949) translate (0.508cm 12.468cm)">
          <draw:text-box>
            <text:p text:style-name="P9"><text:span text:style-name="T2">Force(N)</text:span></text:p>
          </draw:text-box>
        </draw:frame>
        <draw:custom-shape draw:style-name="gr19" draw:text-style-name="P11" draw:layer="layout" svg:width="0.762cm" svg:height="0.762cm" svg:x="8.509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762cm" svg:height="0.762cm" svg:x="19.152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762cm" svg:height="0.762cm" svg:x="29.667cm" svg:y="16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762cm" svg:height="0.762cm" svg:x="40.284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7.066cm" fo:page-height="25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21T14:24:48.734699814</dc:date>
    <meta:editing-duration>PT6M4S</meta:editing-duration>
    <meta:editing-cycles>1</meta:editing-cycles>
    <meta:document-statistic meta:object-count="66"/>
    <meta:generator>LibreOffice/6.0.7.3$Linux_X86_64 LibreOffice_project/00m0$Build-3</meta:generator>
  </office:meta>
</office:document-meta>
</file>